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1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Ubuntu Mono2" svg:font-family="'Ubuntu Mono'" style:font-pitch="variable"/>
    <style:font-face style:name="Ubuntu Mono" svg:font-family="'Ubuntu Mono'" style:font-adornments="Regular" style:font-pitch="variable"/>
    <style:font-face style:name="Helvetica Neue" svg:font-family="'Helvetica Neue'" style:font-family-generic="roman" style:font-pitch="variable"/>
    <style:font-face style:name="SourceCodePro-Regular" svg:font-family="SourceCodePro-Regular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3" svg:font-family="'Ubuntu Mono'" style:font-family-generic="system" style:font-pitch="variable"/>
  </office:font-face-decls>
  <office:automatic-styles>
    <style:style style:name="Table1" style:family="table">
      <style:table-properties style:width="7.2528in" fo:break-before="auto" fo:break-after="auto" table:align="left" fo:background-color="transparent" style:shadow="none" style:writing-mode="lr-tb">
        <style:background-image/>
      </style:table-properties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3381a1" fo:border-right="none" fo:border-top="0.05pt solid #3381a1" fo:border-bottom="0.05pt solid #3381a1"/>
    </style:style>
    <style:style style:name="Table1.B1" style:family="table-cell">
      <style:table-cell-properties fo:padding="0.0382in" fo:border="0.05pt solid #3381a1"/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Table1.B2" style:family="table-cell">
      <style:table-cell-properties fo:padding="0.0382in" fo:border-left="0.05pt solid #3381a1" fo:border-right="0.05pt solid #3381a1" fo:border-top="none" fo:border-bottom="0.05pt solid #3381a1"/>
    </style:style>
    <style:style style:name="Table2" style:family="table">
      <style:table-properties style:width="7.2528in" fo:break-before="auto" fo:break-after="auto" table:align="left" fo:background-color="transparent" style:shadow="none" style:writing-mode="lr-tb">
        <style:background-image/>
      </style:table-properties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3381a1" fo:border-right="none" fo:border-top="0.05pt solid #3381a1" fo:border-bottom="0.05pt solid #3381a1"/>
    </style:style>
    <style:style style:name="Table2.B1" style:family="table-cell">
      <style:table-cell-properties fo:padding="0.0382in" fo:border="0.05pt solid #3381a1"/>
    </style:style>
    <style:style style:name="Table2.A2" style:family="table-cell">
      <style:table-cell-properties fo:padding="0.0382in" fo:border-left="0.05pt solid #3381a1" fo:border-right="none" fo:border-top="none" fo:border-bottom="0.05pt solid #3381a1"/>
    </style:style>
    <style:style style:name="Table2.B2" style:family="table-cell">
      <style:table-cell-properties fo:padding="0.0382in" fo:border-left="0.05pt solid #3381a1" fo:border-right="0.05pt solid #3381a1" fo:border-top="none" fo:border-bottom="0.05pt solid #3381a1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Standard">
      <style:text-properties style:font-name="Ubuntu2" officeooo:rsid="005081b5" officeooo:paragraph-rsid="001ed881"/>
    </style:style>
    <style:style style:name="P4" style:family="paragraph" style:parent-style-name="Standard">
      <style:text-properties style:font-name="Ubuntu Mono2" fo:font-size="10pt" officeooo:rsid="005081b5" officeooo:paragraph-rsid="001ed881" style:font-size-asian="10pt" style:font-size-complex="10pt"/>
    </style:style>
    <style:style style:name="P5" style:family="paragraph" style:parent-style-name="Standard">
      <style:text-properties style:font-name="Ubuntu Mono2" fo:font-size="10pt" officeooo:rsid="001ed881" officeooo:paragraph-rsid="001ed881" style:font-size-asian="10pt" style:font-size-complex="10pt"/>
    </style:style>
    <style:style style:name="P6" style:family="paragraph" style:parent-style-name="Standard">
      <style:text-properties fo:color="#e9a533" style:font-name="Ubuntu Mono2" fo:font-size="10pt" officeooo:rsid="005081b5" officeooo:paragraph-rsid="001ed881" style:font-size-asian="10pt" style:font-size-complex="10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ed881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f3004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688f" style:font-name="Ubuntu Mono1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color="#e48e1a" style:font-name="Ubuntu Mono1" fo:font-size="10pt" fo:font-weight="normal" style:font-name-asian="Ubuntu Mono3" style:font-size-asian="10pt" style:font-weight-asian="normal" style:font-name-complex="Ubuntu Mono3" style:font-size-complex="10pt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/>
    </style:style>
    <style:style style:name="P14" style:family="paragraph" style:parent-style-name="Text_20_body">
      <style:paragraph-properties fo:margin-top="0in" fo:margin-bottom="0in" loext:contextual-spacing="false" fo:line-height="100%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officeooo:paragraph-rsid="001f3004"/>
    </style:style>
    <style:style style:name="P16" style:family="paragraph" style:parent-style-name="Table_20_Contents">
      <style:text-properties style:font-name="Ubuntu2" officeooo:rsid="005081b5" officeooo:paragraph-rsid="001ed881"/>
    </style:style>
    <style:style style:name="P17" style:family="paragraph" style:parent-style-name="Table_20_Contents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font-style="normal" style:text-underline-style="none" fo:font-weight="normal" officeooo:rsid="001ed881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P18" style:family="paragraph" style:parent-style-name="Default">
      <style:text-properties style:font-name="Ubuntu2" officeooo:rsid="005081b5" officeooo:paragraph-rsid="001ed881"/>
    </style:style>
    <style:style style:name="P19" style:family="paragraph" style:parent-style-name="Default">
      <style:text-properties style:font-name="Ubuntu2" officeooo:rsid="005081b5" officeooo:paragraph-rsid="002101f7"/>
    </style:style>
    <style:style style:name="P20" style:family="paragraph" style:parent-style-name="Table_20_Contents">
      <style:text-properties style:font-name="Ubuntu2" officeooo:rsid="005081b5" officeooo:paragraph-rsid="002101f7"/>
    </style:style>
    <style:style style:name="P21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1" fo:font-size="18pt" fo:language="en" fo:country="US" style:font-size-asian="18pt" style:font-size-complex="18pt"/>
    </style:style>
    <style:style style:name="P2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2" fo:font-size="10pt" fo:font-weight="normal" style:font-size-asian="10pt" style:font-weight-asian="normal" style:font-size-complex="10pt"/>
    </style:style>
    <style:style style:name="P23" style:family="paragraph" style:parent-style-name="Standard">
      <style:text-properties fo:color="#839390" style:font-name="Ubuntu Mono2" fo:font-size="10pt" fo:font-weight="normal" officeooo:rsid="005081b5" officeooo:paragraph-rsid="001ed881" style:font-size-asian="10pt" style:font-weight-asian="normal" style:font-size-complex="10pt"/>
    </style:style>
    <style:style style:name="P24" style:family="paragraph" style:parent-style-name="Standard">
      <style:text-properties fo:color="#839390" style:font-name="Ubuntu Mono2" fo:font-size="10pt" fo:font-weight="normal" officeooo:rsid="002101f7" officeooo:paragraph-rsid="002101f7" style:font-size-asian="10pt" style:font-weight-asian="normal" style:font-size-complex="10pt"/>
    </style:style>
    <style:style style:name="P25" style:family="paragraph" style:parent-style-name="Standard">
      <style:text-properties fo:color="#839390" style:font-name="Ubuntu Mono2" fo:font-size="10pt" fo:font-weight="normal" officeooo:rsid="00226306" officeooo:paragraph-rsid="00226306" style:font-size-asian="10pt" style:font-weight-asian="normal" style:font-size-complex="10pt"/>
    </style:style>
    <style:style style:name="P2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2" fo:font-size="8pt" fo:font-weight="normal" style:font-size-asian="8pt" style:font-weight-asian="normal" style:font-size-complex="8pt"/>
    </style:style>
    <style:style style:name="P2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2" fo:font-size="8pt" fo:font-weight="normal" officeooo:rsid="005081b5" style:font-size-asian="8pt" style:font-weight-asian="normal" style:font-size-complex="8pt"/>
    </style:style>
    <style:style style:name="P28" style:family="paragraph" style:parent-style-name="Standard">
      <style:text-properties officeooo:paragraph-rsid="002101f7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1f3004" officeooo:paragraph-rsid="001f3004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1f3004" officeooo:paragraph-rsid="002101f7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101f7" officeooo:paragraph-rsid="002101f7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 Mono1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bold" style:letter-kerning="false" style:font-name-asian="Ubuntu Mono3" style:font-size-asian="10pt" style:language-asian="en" style:country-asian="US" style:font-style-asian="normal" style:font-weight-asian="bold" style:font-name-complex="Ubuntu Mono3" style:font-size-complex="10pt" style:language-complex="ar" style:country-complex="SA" style:font-style-complex="normal" style:font-weight-complex="bold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style:letter-kerning="false" style:font-name-asian="Ubuntu Mono3" style:font-size-asian="10pt" style:language-asian="en" style:country-asian="US" style:font-style-asian="normal" style:font-weight-asian="normal" style:font-name-complex="Ubuntu Mono3" style:font-size-complex="10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normal" style:letter-kerning="false" style:font-name-asian="Ubuntu Mono3" style:font-size-asian="10pt" style:language-asian="en" style:country-asian="US" style:font-style-asian="normal" style:font-weight-asian="normal" style:font-name-complex="Ubuntu Mono3" style:font-size-complex="10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1f3004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0688f" style:text-outline="false" style:text-line-through-style="none" style:text-line-through-type="none" style:text-position="0% 100%" style:font-name="Ubuntu1" fo:font-size="18pt" fo:letter-spacing="normal" fo:language="en" fo:country="US" fo:font-style="normal" style:text-underline-style="none" fo:font-weight="normal" style:letter-kerning="false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letter-spacing="normal" fo:language="en" fo:country="US" fo:font-style="normal" style:language-asian="en" style:country-asian="US" style:language-complex="ar" style:country-complex="SA"/>
    </style:style>
    <style:style style:name="T8" style:family="text">
      <style:text-properties fo:font-variant="normal" fo:text-transform="none" fo:letter-spacing="normal" fo:language="en" fo:country="US" fo:font-style="normal" officeooo:rsid="001f3004" style:language-asian="en" style:country-asian="US" style:language-complex="ar" style:country-complex="SA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638a53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5f92bc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1ed881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2101f7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22630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e9a533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3ef726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bold" officeooo:rsid="005f92bc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3ef726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bold" officeooo:rsid="00638a53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3ef726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bold" officeooo:rsid="00507f56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fo:color="#3ef726" style:text-outline="false" style:text-line-through-style="none" style:text-line-through-type="none" style:text-position="0% 100%" style:font-name="Ubuntu Mono2" fo:font-size="8pt" fo:letter-spacing="normal" fo:language="en" fo:country="US" fo:font-style="normal" style:text-underline-style="none" fo:font-weight="bold" officeooo:rsid="00507f56" style:letter-kerning="false" style:font-name-asian="Arial Unicode MS" style:font-size-asian="8pt" style:language-asian="en" style:country-asian="US" style:font-style-asian="normal" style:font-weight-asian="bold" style:font-name-complex="Arial Unicode MS" style:font-size-complex="8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3381a1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bold" officeooo:rsid="001ed881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21" style:family="text">
      <style:text-properties fo:font-variant="normal" fo:text-transform="none" fo:color="#3381a1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bold" officeooo:rsid="002101f7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22" style:family="text">
      <style:text-properties style:font-name="Ubuntu Mono1"/>
    </style:style>
    <style:style style:name="T23" style:family="text">
      <style:text-properties officeooo:rsid="001ed881"/>
    </style:style>
    <style:style style:name="T24" style:family="text">
      <style:text-properties fo:color="#3ef726" fo:font-weight="bold" style:font-weight-asian="bold"/>
    </style:style>
    <style:style style:name="T25" style:family="text">
      <style:text-properties fo:color="#839390" style:font-name="Ubuntu Mono2" fo:font-size="10pt" fo:font-weight="normal" style:font-size-asian="10pt" style:font-weight-asian="normal" style:font-size-complex="10pt"/>
    </style:style>
    <style:style style:name="T26" style:family="text">
      <style:text-properties fo:color="#839390" style:font-name="Ubuntu Mono2" fo:font-size="8pt" fo:font-weight="normal" style:font-size-asian="8pt" style:font-weight-asian="normal" style:font-size-complex="8pt"/>
    </style:style>
    <style:style style:name="T27" style:family="text">
      <style:text-properties fo:color="#839390" fo:font-weight="normal" style:font-weight-asian="normal"/>
    </style:style>
    <style:style style:name="T28" style:family="text">
      <style:text-properties fo:color="#7635ff" style:font-name="Ubuntu Mono2" fo:font-size="10pt" fo:font-weight="bold" style:font-size-asian="10pt" style:font-weight-asian="bold" style:font-size-complex="10pt"/>
    </style:style>
    <style:style style:name="T29" style:family="text">
      <style:text-properties fo:color="#7635ff" style:font-name="Ubuntu Mono2" fo:font-size="8pt" fo:font-weight="bold" style:font-size-asian="8pt" style:font-weight-asian="bold" style:font-size-complex="8pt"/>
    </style:style>
    <style:style style:name="T30" style:family="text">
      <style:text-properties fo:color="#7635ff" fo:font-weight="bold" style:font-weight-asian="bold"/>
    </style:style>
    <style:style style:name="T31" style:family="text">
      <style:text-properties officeooo:rsid="00226306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1">MySQL Client Programs</text:p>
      <text:p text:style-name="P14"><text:span text:style-name="Strong_20_Emphasis"><text:span text:style-name="T6"/></text:span></text:p>
      <text:p text:style-name="P14"><text:span text:style-name="Strong_20_Emphasis"><text:span text:style-name="T4">mysqladmin</text:span></text:span></text:p>
      <text:p text:style-name="P14"><text:span text:style-name="Strong_20_Emphasis"><text:span text:style-name="T4"/></text:span></text:p>
      <text:p text:style-name="P13"><text:span text:style-name="Strong_20_Emphasis"><text:span text:style-name="T3">Purposes</text:span></text:span></text:p>
      <text:list xml:id="list742022280711098707" text:style-name="L1">
        <text:list-item>
          <text:p text:style-name="P29">Administrative Operations</text:p>
        </text:list-item>
        <text:list-item>
          <text:p text:style-name="P29">Check server’s configuration and current status</text:p>
        </text:list-item>
        <text:list-item>
          <text:p text:style-name="P29">Create and drop databases</text:p>
        </text:list-item>
      </text:list>
      <text:p text:style-name="P10"/>
      <text:p text:style-name="P11">mysqladmin create database db_name</text:p>
      <text:p text:style-name="P11">mysqladmin drop database db_name</text:p>
      <text:p text:style-name="P11">mysqladmin extended-status</text:p>
      <text:p text:style-name="P11">mysqladmin flush-privileges</text:p>
      <text:p text:style-name="P11">mysqladmin flush-tables</text:p>
      <text:p text:style-name="P12"><text:span text:style-name="T7">mysqladmin –he</text:span><text:span text:style-name="T8">lp</text:span><text:span text:style-name="T7"><text:tab/><text:tab/><text:tab/>/* shows help info + info on which config files are used */</text:span></text:p>
      <text:p text:style-name="P11">mysqladmin kill id</text:p>
      <text:p text:style-name="P11">mysqladmin password new_password <text:s/><text:tab/>/* change password for connected user */</text:p>
      <text:p text:style-name="P11">mysqladmin processlist</text:p>
      <text:p text:style-name="P11">mysqladmin shutdown<text:tab/><text:tab/><text:tab/>/* stop the server */</text:p>
      <text:p text:style-name="P11">mysqladmin status</text:p>
      <text:p text:style-name="P11">mysqladmin variables<text:tab/><text:tab/><text:tab/>/* display server variables and values; `show variables` */</text:p>
      <text:p text:style-name="P10"/>
      <text:p text:style-name="P14"><text:span text:style-name="Strong_20_Emphasis"><text:span text:style-name="T4">mysqlcheck</text:span></text:span></text:p>
      <text:p text:style-name="P14"><text:span text:style-name="Strong_20_Emphasis"><text:span text:style-name="T4"/></text:span></text:p>
      <text:p text:style-name="P7"><text:span text:style-name="Strong_20_Emphasis"><text:span text:style-name="T1">Purposes</text:span></text:span></text:p>
      <text:list xml:id="list211756099513529" text:continue-numbering="true" text:style-name="L1">
        <text:list-item>
          <text:p text:style-name="P29">Perform table maintenance</text:p>
        </text:list-item>
        <text:list-item>
          <text:p text:style-name="P29">Check, repair, analyze tables</text:p>
        </text:list-item>
      </text:list>
      <text:p text:style-name="P7"><text:span text:style-name="Strong_20_Emphasis"><text:span text:style-name="T4"/></text:span></text:p>
      <text:p text:style-name="P7"><text:span text:style-name="Strong_20_Emphasis"><text:span text:style-name="T1">Syntax</text:span></text:span></text:p>
      <text:p text:style-name="P7"><text:span text:style-name="Strong_20_Emphasis"><text:span text:style-name="T2">mysqlcheck [options] database [table_name ...] </text:span></text:span></text:p>
      <text:p text:style-name="P7"><text:span text:style-name="Strong_20_Emphasis"><text:span text:style-name="T2">mysqlcheck [options] databases db_name …<text:tab/><text:tab/></text:span></text:span></text:p>
      <text:p text:style-name="P7"><text:span text:style-name="Strong_20_Emphasis"><text:span text:style-name="T2">mysqlcheck [options] all—databases<text:tab/><text:tab/><text:tab/>/* all tables in all databases */</text:span></text:span></text:p>
      <text:p text:style-name="P7"><text:span text:style-name="Strong_20_Emphasis"><text:span text:style-name="T2"/>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6"><text:span text:style-name="Strong_20_Emphasis"><text:span text:style-name="T20">Option</text:span></text:span></text:p>
            </table:table-cell>
            <table:table-cell table:style-name="Table1.B1" office:value-type="string">
              <text:p text:style-name="P18"><text:span text:style-name="Strong_20_Emphasis"><text:span text:style-name="T20">Sample Output</text:span>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6"><text:span text:style-name="Strong_20_Emphasis"><text:span text:style-name="T10">--</text:span></text:span><text:span text:style-name="Strong_20_Emphasis"><text:span text:style-name="T12">analyze</text:span></text:span></text:p>
            <text:p text:style-name="P16"><text:span text:style-name="Strong_20_Emphasis"><text:span text:style-name="T12">[analyze the tables]</text:span></text:span></text:p>
          </table:table-cell>
          <table:table-cell table:style-name="Table1.B2" office:value-type="string">
            <text:p text:style-name="P3"><text:span text:style-name="Strong_20_Emphasis"><text:span text:style-name="T16">tsanders@thinkpad</text:span></text:span><text:span text:style-name="T25"> </text:span><text:span text:style-name="T28">~/Documents $</text:span><text:span text:style-name="T25"> mysqlcheck --analyze aircraft</text:span></text:p>
            <text:p text:style-name="P22">aircraft.aircraft <text:s text:c="33"/>OK</text:p>
            <text:p text:style-name="P22">aircraft.airlines <text:s text:c="33"/>OK</text:p>
            <text:p text:style-name="P22">aircraft.countries <text:s text:c="32"/>OK</text:p>
            <text:p text:style-name="P22">aircraft.manf <text:s text:c="37"/>OK</text:p>
            <text:p text:style-name="P23">aircraft.test <text:s text:c="37"/>OK</text:p>
          </table:table-cell>
        </table:table-row>
        <table:table-row table:style-name="Table1.1">
          <table:table-cell table:style-name="Table1.A2" office:value-type="string">
            <text:p text:style-name="P16"><text:span text:style-name="Strong_20_Emphasis"><text:span text:style-name="T9">--</text:span></text:span><text:span text:style-name="Strong_20_Emphasis"><text:span text:style-name="T12">check</text:span></text:span></text:p>
            <text:p text:style-name="P16"><text:span text:style-name="Strong_20_Emphasis"><text:span text:style-name="T12">[check table for errors]</text:span></text:span></text:p>
          </table:table-cell>
          <table:table-cell table:style-name="Table1.B2" office:value-type="string">
            <text:p text:style-name="P3"><text:span text:style-name="Strong_20_Emphasis"><text:span text:style-name="T17">tsanders@thinkpad</text:span></text:span><text:span text:style-name="T25"> </text:span><text:span text:style-name="T28">~/Documents $</text:span><text:span text:style-name="T25"> mysqlcheck --check aircraft</text:span></text:p>
            <text:p text:style-name="P22">aircraft.aircraft <text:s text:c="33"/>OK</text:p>
            <text:p text:style-name="P22">aircraft.airlines <text:s text:c="33"/>OK</text:p>
            <text:p text:style-name="P22">aircraft.countries <text:s text:c="32"/>OK</text:p>
            <text:p text:style-name="P22">aircraft.manf <text:s text:c="37"/>OK</text:p>
            <text:p text:style-name="P23">aircraft.test <text:s text:c="37"/>OK</text:p>
          </table:table-cell>
        </table:table-row>
        <text:soft-page-break/>
        <table:table-row table:style-name="Table1.1">
          <table:table-cell table:style-name="Table1.A2" office:value-type="string">
            <text:p text:style-name="P16"><text:span text:style-name="Strong_20_Emphasis"><text:span text:style-name="T11">--</text:span></text:span><text:span text:style-name="Strong_20_Emphasis"><text:span text:style-name="T12">extended</text:span></text:span></text:p>
            <text:p text:style-name="P16"><text:span text:style-name="Strong_20_Emphasis"><text:span text:style-name="T12">[check and repair tables]</text:span></text:span></text:p>
          </table:table-cell>
          <table:table-cell table:style-name="Table1.B2" office:value-type="string">
            <text:p text:style-name="P3"><text:span text:style-name="Strong_20_Emphasis"><text:span text:style-name="T18">tsanders@thinkpad</text:span></text:span><text:span text:style-name="T25"> </text:span><text:span text:style-name="T28">~/Documents $</text:span><text:span text:style-name="T25"> mysqlcheck --check aircraft</text:span></text:p>
            <text:p text:style-name="P22">aircraft.aircraft <text:s text:c="33"/>OK</text:p>
            <text:p text:style-name="P22">aircraft.airlines <text:s text:c="33"/>OK</text:p>
            <text:p text:style-name="P22">aircraft.countries <text:s text:c="32"/>OK</text:p>
            <text:p text:style-name="P22">aircraft.manf <text:s text:c="37"/>OK</text:p>
            <text:p text:style-name="P23">aircraft.test <text:s text:c="37"/>OK</text:p>
          </table:table-cell>
        </table:table-row>
        <table:table-row table:style-name="Table1.1">
          <table:table-cell table:style-name="Table1.A2" office:value-type="string">
            <text:p text:style-name="P16"><text:span text:style-name="Strong_20_Emphasis"><text:span text:style-name="T11">--</text:span></text:span><text:span text:style-name="Strong_20_Emphasis"><text:span text:style-name="T12">help</text:span></text:span></text:p>
            <text:p text:style-name="P16"><text:span text:style-name="Strong_20_Emphasis"><text:span text:style-name="T12">[shows help information – including which option files are read]</text:span></text:span></text:p>
          </table:table-cell>
          <table:table-cell table:style-name="Table1.B2" office:value-type="string">
            <text:p text:style-name="P3"><text:span text:style-name="Strong_20_Emphasis"><text:span text:style-name="T15">Default options are read from the following files in the given order:</text:span></text:span></text:p>
            <text:p text:style-name="P6">/etc/my.cnf /etc/mysql/my.cnf ~/.my.cnf </text:p>
          </table:table-cell>
        </table:table-row>
        <table:table-row table:style-name="Table1.1">
          <table:table-cell table:style-name="Table1.A2" office:value-type="string">
            <text:p text:style-name="P16"><text:span text:style-name="Strong_20_Emphasis"><text:span text:style-name="T11">--</text:span></text:span><text:span text:style-name="Strong_20_Emphasis"><text:span text:style-name="T12">optimize </text:span></text:span></text:p>
            <text:p text:style-name="P16"><text:span text:style-name="Strong_20_Emphasis"><text:span text:style-name="T12">[optimizes tables]</text:span></text:span></text:p>
          </table:table-cell>
          <table:table-cell table:style-name="Table1.B2" office:value-type="string">
            <text:p text:style-name="P3"><text:span text:style-name="Strong_20_Emphasis"><text:span text:style-name="T19">tsanders@thinkpad</text:span></text:span><text:span text:style-name="T26"> </text:span><text:span text:style-name="T29">~/Documents $</text:span><text:span text:style-name="T26"> mysqlcheck --optimize aircraft</text:span></text:p>
            <text:p text:style-name="P26">aircraft.aircraft</text:p>
            <text:p text:style-name="P26">note <text:s text:c="4"/>: Table does not support optimize, doing recreate + analyze instead</text:p>
            <text:p text:style-name="P26">status <text:s text:c="2"/>: OK</text:p>
            <text:p text:style-name="P26">aircraft.airlines</text:p>
            <text:p text:style-name="P26">note <text:s text:c="4"/>: Table does not support optimize, doing recreate + analyze instead</text:p>
            <text:p text:style-name="P26">status <text:s text:c="2"/>: OK</text:p>
            <text:p text:style-name="P26">aircraft.countries</text:p>
            <text:p text:style-name="P26">note <text:s text:c="4"/>: Table does not support optimize, doing recreate + analyze instead</text:p>
            <text:p text:style-name="P27">…</text:p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5">--<text:span text:style-name="T23">repair</text:span></text:p>
            <text:p text:style-name="P17">[repair tables]</text:p>
          </table:table-cell>
          <table:table-cell table:style-name="Table1.B2" office:value-type="string">
            <text:p text:style-name="P4"><text:span text:style-name="T24">tsanders@thinkpad</text:span><text:span text:style-name="T27"> </text:span><text:span text:style-name="T30">~/Documents $</text:span><text:span text:style-name="T27"> mysqlcheck --repair flights</text:span></text:p>
            <text:p text:style-name="P22">flights.airports_x <text:s text:c="32"/>OK</text:p>
            <text:p text:style-name="P22">flights.dates_d</text:p>
            <text:p text:style-name="P23">note <text:s text:c="4"/>: The storage engine for the table doesn't support repair</text:p>
            <text:p text:style-name="P23"/>
          </table:table-cell>
        </table:table-row>
      </table:table>
      <text:p text:style-name="P8"><text:span text:style-name="Strong_20_Emphasis"><text:span text:style-name="T1"/></text:span></text:p>
      <text:p text:style-name="P8"><text:span text:style-name="Strong_20_Emphasis"><text:span text:style-name="T1">Comments</text:span></text:span></text:p>
      <text:list xml:id="list211756541932513" text:continue-numbering="true" text:style-name="L1">
        <text:list-item>
          <text:p text:style-name="P29">Tables are locked during execution</text:p>
        </text:list-item>
        <text:list-item>
          <text:p text:style-name="P29">May be time-consuming</text:p>
        </text:list-item>
        <text:list-item>
          <text:p text:style-name="P29">Can only be used while server is running (unlike <text:span text:style-name="T22">myisamchk</text:span>)</text:p>
        </text:list-item>
        <text:list-item>
          <text:p text:style-name="P29">Interface for <text:span text:style-name="T22">CHECK TABLE, REPAIR TABLE, OPTIMIZE TABLE, &amp; ANALYZE TABLE</text:span></text:p>
        </text:list-item>
        <text:list-item>
          <text:p text:style-name="P33">All storage engines do not not support all four operations</text:p>
          <text:p text:style-name="P33"/>
        </text:list-item>
      </text:list>
      <text:p text:style-name="P15"><text:span text:style-name="Strong_20_Emphasis"><text:span text:style-name="T4">mysql</text:span></text:span><text:span text:style-name="Strong_20_Emphasis"><text:span text:style-name="T5">dump</text:span></text:span></text:p>
      <text:p text:style-name="P15"><text:span text:style-name="Strong_20_Emphasis"><text:span text:style-name="T4"/></text:span></text:p>
      <text:p text:style-name="P9"><text:span text:style-name="Strong_20_Emphasis"><text:span text:style-name="T1">Purposes</text:span></text:span></text:p>
      <text:list xml:id="list211757241636064" text:continue-numbering="true" text:style-name="L1">
        <text:list-item>
          <text:p text:style-name="P32">Export tables as tab-delimited data files.</text:p>
        </text:list-item>
        <text:list-item>
          <text:p text:style-name="P30">Backs a table by generating the SQL statements necessary to recreate a database.</text:p>
        </text:list-item>
        <text:list-item>
          <text:p text:style-name="P30">It can dump </text:p>
        </text:list-item>
      </text:list>
      <text:p text:style-name="P31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0"><text:span text:style-name="Strong_20_Emphasis"><text:span text:style-name="T21">Function</text:span></text:span></text:p>
            </table:table-cell>
            <table:table-cell table:style-name="Table2.B1" office:value-type="string">
              <text:p text:style-name="P19"><text:span text:style-name="Strong_20_Emphasis"><text:span text:style-name="T21">Syntax</text:span>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><text:span text:style-name="Strong_20_Emphasis"><text:span text:style-name="T13">Backup table</text:span></text:span><text:span text:style-name="Strong_20_Emphasis"><text:span text:style-name="T14">(s)</text:span></text:span><text:span text:style-name="Strong_20_Emphasis"><text:span text:style-name="T13"> as tab-delimited file.</text:span></text:span></text:p>
          </table:table-cell>
          <table:table-cell table:style-name="Table2.B2" office:value-type="string">
            <text:p text:style-name="P24"><text:span text:style-name="T31">m</text:span>ysqldump –tab=<text:span text:style-name="T31">dir_name_for_output options db_name tbl_name</text:span></text:p>
            <text:p text:style-name="P24"/>
            <text:p text:style-name="P25">Specify from 0 to N tables. <text:s/>If 0 then all tables are exported.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1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Ubuntu Mono2" svg:font-family="'Ubuntu Mono'" style:font-pitch="variable"/>
    <style:font-face style:name="Ubuntu Mono" svg:font-family="'Ubuntu Mono'" style:font-adornments="Regular" style:font-pitch="variable"/>
    <style:font-face style:name="Helvetica Neue" svg:font-family="'Helvetica Neue'" style:font-family-generic="roman" style:font-pitch="variable"/>
    <style:font-face style:name="SourceCodePro-Regular" svg:font-family="SourceCodePro-Regular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3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default-outline-level="" style:class="chapter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class="chapter"/>
    <style:style style:name="Body" style:family="paragraph" style:default-outline-level="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" style:family="paragraph" style:default-outline-level="">
      <style:graphic-properties draw:fill="solid" draw:fill-color="#ffffff"/>
      <style:paragraph-properties fo:margin-left="-0.0201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 Mono" fo:font-family="'Ubuntu Mono'" style:font-style-name="Regular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1"><draw:image xlink:href="Pictures/100000000000012C0000009C18FD5EE8.png" xlink:type="simple" xlink:show="embed" xlink:actuate="onLoad"/></draw:frame></text:p>
      </style:header>
      <style:footer>
        <text:p text:style-name="MP1"/>
        <text:p text:style-name="MP2"><text:file-name text:display="full">/Users/tsanders/Desktop/repos/mysql_certification/docs/mysql_client_program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H10M37S</meta:editing-duration>
    <meta:editing-cycles>12</meta:editing-cycles>
    <meta:generator>LibreOffice/5.0.0.5$MacOSX_X86_64 LibreOffice_project/1b1a90865e348b492231e1c451437d7a15bb262b</meta:generator>
    <meta:creation-date>2018-07-29T04:19:00.704798093</meta:creation-date>
    <dc:date>2018-08-13T21:17:54.918365938</dc:date>
    <dc:creator>Tim Sanders</dc:creator>
    <meta:document-statistic meta:table-count="2" meta:image-count="1" meta:object-count="0" meta:page-count="2" meta:paragraph-count="92" meta:word-count="395" meta:character-count="3402" meta:non-whitespace-character-count="2538"/>
  </office:meta>
</office:document-meta>
</file>